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045f"/>
    </style:style>
    <style:style style:name="P2" style:family="paragraph" style:parent-style-name="Standard">
      <style:text-properties officeooo:rsid="000f045f" officeooo:paragraph-rsid="000f045f"/>
    </style:style>
    <style:style style:name="P3" style:family="paragraph" style:parent-style-name="Standard">
      <style:text-properties officeooo:rsid="0010070a" officeooo:paragraph-rsid="0010070a"/>
    </style:style>
    <style:style style:name="P4" style:family="paragraph" style:parent-style-name="Standard">
      <style:text-properties officeooo:paragraph-rsid="0010070a"/>
    </style:style>
    <style:style style:name="P5" style:family="paragraph" style:parent-style-name="Standard">
      <style:text-properties officeooo:rsid="0010af7b" officeooo:paragraph-rsid="0010af7b"/>
    </style:style>
    <style:style style:name="T1" style:family="text">
      <style:text-properties officeooo:rsid="000df7f7"/>
    </style:style>
    <style:style style:name="T2" style:family="text">
      <style:text-properties officeooo:rsid="000f045f"/>
    </style:style>
    <style:style style:name="T3" style:family="text">
      <style:text-properties officeooo:rsid="0010070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08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)</text:span></text:p>
      <text:p text:style-name="P1">./<text:span text:style-name="T1">yii migrate</text:span></text:p>
      <text:p text:style-name="Standard"/>
      <text:p text:style-name="Standard"/>
      <text:p text:style-name="Standard">./<text:span text:style-name="T1">yii migrate/create create_reserva_table</text:span></text:p>
      <text:p text:style-name="Standard"/>
      <text:p text:style-name="Standard">‘→<text:span text:style-name="T1">not Null()</text:span>’</text:p>
      <text:p text:style-name="Standard"/>
      <text:p text:style-name="Standard"/>
      <text:p text:style-name="Standard"/>
      <text:p text:style-name="P2">2)</text:p>
      <text:p text:style-name="P2"/>
      <text:p text:style-name="P2">gii</text:p>
      <text:p text:style-name="P2">inversas</text:p>
      <text:p text:style-name="P3"/>
      <text:p text:style-name="P3">./yii shell</text:p>
      <text:p text:style-name="P3"/>
      <text:p text:style-name="P3">$a = new app\models\Aeropuertos();</text:p>
      <text:p text:style-name="P3"/>
      <text:p text:style-name="P3">$a→codigo = “ABC”;</text:p>
      <text:p text:style-name="P3"/>
      <text:p text:style-name="P4"><text:span text:style-name="T3">$a→validate</text:span><text:span text:style-name="T6">()</text:span></text:p>
      <text:p text:style-name="P4"><text:span text:style-name="T6"/></text:p>
      <text:p text:style-name="P4"><text:span text:style-name="T6"/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9:40:45.050479197</meta:creation-date>
    <meta:generator>LibreOffice/6.4.6.2$Linux_X86_64 LibreOffice_project/40$Build-2</meta:generator>
    <dc:date>2021-03-23T21:18:42.643313868</dc:date>
    <meta:editing-duration>PT46M56S</meta:editing-duration>
    <meta:editing-cycles>2</meta:editing-cycles>
    <meta:document-statistic meta:table-count="0" meta:image-count="0" meta:object-count="0" meta:page-count="1" meta:paragraph-count="11" meta:word-count="21" meta:character-count="158" meta:non-whitespace-character-count="148"/>
  </office:meta>
</office:document-meta>
</file>